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pple-system" svg:font-family="apple-system, BlinkMacSystemFont, 'Segoe UI', Roboto, 'Helvetica Neue', Arial, sans-serif"/>
    <style:font-face style:name="apple-system1" svg:font-family="apple-system, BlinkMacSystemFont, quot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color="#0275d8" style:text-line-through-style="none" style:text-underline-style="none" style:text-blinking="false" fo:background-color="transparent"/>
    </style:style>
    <style:style style:name="P3" style:family="paragraph" style:parent-style-name="Text_20_body">
      <style:paragraph-properties fo:margin-top="0in" fo:margin-bottom="0in" fo:text-align="center" style:justify-single-word="false"/>
      <style:text-properties fo:color="#0275d8" style:text-line-through-style="none" style:text-underline-style="none" style:text-blinking="false" fo:background-color="transparent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Heading_20_3">
      <style:paragraph-properties fo:margin-left="0in" fo:margin-right="0in" fo:line-height="110%" fo:text-align="start" style:justify-single-word="false" fo:orphans="2" fo:text-indent="0in" style:auto-text-indent="false"/>
      <style:text-properties fo:font-variant="normal" fo:text-transform="none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6" style:family="paragraph" style:parent-style-name="Standard">
      <style:paragraph-properties fo:margin-left="0in" fo:margin-right="0in" fo:line-height="110%" fo:text-align="start" style:justify-single-word="false" fo:orphans="2" fo:text-indent="0in" style:auto-text-indent="false"/>
      <style:text-properties fo:font-variant="normal" fo:text-transform="none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fo:color="#373a3c" style:font-name="apple-system1"/>
    </style:style>
    <style:style style:name="P8" style:family="paragraph" style:parent-style-name="Heading_20_2">
      <style:paragraph-properties fo:margin-top="0in" fo:margin-bottom="0.0835in" fo:line-height="110%" fo:padding="0in" fo:border="none"/>
      <style:text-properties style:font-name="inherit" fo:font-weight="bold"/>
    </style:style>
    <style:style style:name="P9" style:family="paragraph" style:parent-style-name="Preformatted_20_Text">
      <style:paragraph-properties fo:margin-top="0in" fo:margin-bottom="0.0835in" fo:line-height="150%" fo:padding="0in" fo:border="none"/>
      <style:text-properties fo:color="#373a3c" style:font-name="apple-system"/>
    </style:style>
    <style:style style:name="P10" style:family="paragraph" style:parent-style-name="Heading_20_3">
      <style:paragraph-properties fo:margin-top="0in" fo:margin-bottom="0.0835in" fo:line-height="110%" fo:padding="0in" fo:border="none"/>
      <style:text-properties fo:font-variant="normal" fo:text-transform="none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11" style:family="paragraph" style:parent-style-name="Text_20_body">
      <style:paragraph-properties fo:margin-top="0in" fo:margin-bottom="0.0835in" fo:line-height="110%" fo:padding="0in" fo:border="none"/>
      <style:text-properties style:font-name="inherit" fo:font-weight="bold"/>
    </style:style>
    <style:style style:name="P12" style:family="paragraph" style:parent-style-name="Text_20_body">
      <style:paragraph-properties fo:margin-top="0in" fo:margin-bottom="0.0835in" fo:line-height="110%" fo:padding="0in" fo:border="none"/>
      <style:text-properties fo:font-variant="normal" fo:text-transform="none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13" style:family="paragraph" style:parent-style-name="Heading_20_1">
      <style:paragraph-properties fo:margin-top="0in" fo:margin-bottom="0.0835in" fo:line-height="110%" fo:padding="0in" fo:border="none"/>
      <style:text-properties fo:color="#373a3c" style:font-name="apple-system"/>
    </style:style>
    <style:style style:name="P14" style:family="paragraph" style:parent-style-name="Heading_20_1">
      <style:paragraph-properties fo:margin-top="0in" fo:margin-bottom="0.0835in" fo:line-height="110%" fo:padding="0in" fo:border="none"/>
    </style:style>
    <style:style style:name="P15" style:family="paragraph" style:parent-style-name="Preformatted_20_Text">
      <style:text-properties fo:color="#373a3c" style:font-name="apple-system1"/>
    </style:style>
    <style:style style:name="P16" style:family="paragraph" style:parent-style-name="Preformatted_20_Text">
      <style:paragraph-properties fo:margin-top="0in" fo:margin-bottom="0.1965in"/>
      <style:text-properties fo:color="#373a3c" style:font-name="apple-system1"/>
    </style:style>
    <style:style style:name="T1" style:family="text">
      <style:text-properties fo:color="#ffffff" fo:font-size="9pt" fo:font-weight="bold" fo:background-color="#818a91"/>
    </style:style>
    <style:style style:name="T2" style:family="text">
      <style:text-properties fo:color="#ffffff" fo:font-size="9pt" fo:font-weight="bold" fo:background-color="#5cb85c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right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midiaudio.com/cart/add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Frame2" text:anchor-type="paragraph" svg:width="6.9272in" draw:z-index="2"><draw:text-box fo:min-height="0.0161in"><text:p text:style-name="P4"><draw:frame draw:style-name="fr1" draw:name="Frame3" text:anchor-type="paragraph" svg:width="5.1874in" draw:z-index="3"><draw:text-box fo:min-height="0.0161in"><text:p text:style-name="P1"><text:span text:style-name="T1">SKU: 17537</text:span> <text:span text:style-name="T2">Yra sandėlyje: 1</text:span> <text:span text:style-name="T2">Nemokamas pristatymas</text:span></text:p></draw:text-box></draw:frame><draw:frame draw:style-name="fr1" draw:name="Frame4" text:anchor-type="paragraph" svg:width="1.7291in" draw:z-index="4"><draw:text-box fo:min-height="0.0161in"><text:p text:style-name="P2"><draw:a xlink:type="simple" xlink:href="https://midiaudio.com/brand/Alvarez"><draw:frame draw:style-name="fr3" draw:name="graphics2" text:anchor-type="as-char" svg:width="0.8138in" svg:height="0.4209in" draw:z-index="6"><draw:image xlink:href="https://midiaudio.com/brand_images/xalvarez_logo.jpg.pagespeed.ic.S7G3WVYKSQ.webp" xlink:type="simple" xlink:show="embed" xlink:actuate="onLoad"/><svg:title>alvarez_logo.jpg</svg:title></draw:frame></draw:a></text:p></draw:text-box></draw:frame><draw:frame draw:style-name="fr2" draw:name="Frame5" text:anchor-type="paragraph" svg:x="0.1665in" svg:y="0in" svg:width="6.9272in" draw:z-index="5"><draw:text-box fo:min-height="0.0161in"><text:h text:style-name="P8" text:outline-level="2"/><text:h text:style-name="P13" text:outline-level="1"/><text:p text:style-name="P9"/><text:p text:style-name="P9"/><text:p text:style-name="P9"/><text:p text:style-name="P9"/><text:p text:style-name="P9"/><text:p text:style-name="P9"/><text:p text:style-name="P9"/><text:p text:style-name="P9"/><text:p text:style-name="P9"/><text:p text:style-name="P9"/><text:p text:style-name="P9"/><text:p text:style-name="P9"/><text:p text:style-name="P9"/><text:p text:style-name="P9"/></draw:text-box></draw:frame></text:p></draw:text-box></draw:frame><draw:frame draw:style-name="fr1" draw:name="Frame1" text:anchor-type="paragraph" svg:width="4.948in" draw:z-index="0"><draw:text-box fo:min-height="0.0161in"><text:p text:style-name="P3"><draw:a xlink:type="simple" xlink:href="https://midiaudio.com/product_images/origin/17537.jpg"><draw:frame draw:style-name="fr3" draw:name="graphics1" text:anchor-type="as-char" svg:width="0.8138in" svg:height="0.4209in" draw:z-index="1"><draw:image xlink:href="https://midiaudio.com/product_images/origin/x17537.jpg.pagespeed.ic.yQnfDNxiCY.webp" xlink:type="simple" xlink:show="embed" xlink:actuate="onLoad"/><svg:title>Alvarez AD70SB Akustinė gitara</svg:title></draw:frame></draw:a></text:p></draw:text-box></draw:frame></text:h>
      <text:p text:style-name="P12">Alvarez AD30</text:p>
      <text:p text:style-name="P12">269.00 Eur.</text:p>
      <text:h text:style-name="P10" text:outline-level="3">Prekės aprašymas</text:h>
      <text:p text:style-name="P7">Series: Alvarez Artist</text:p>
      <text:p text:style-name="P15">Top Wood: Solid A+ Sitka Spruce</text:p>
      <text:p text:style-name="P15">Back &amp; Sides Wood: Mahogany</text:p>
      <text:p text:style-name="P15">Shape: Dreadnought</text:p>
      <text:p text:style-name="P15">Neck: Mahogany, 50/50 Semi gloss finish</text:p>
      <text:p text:style-name="P15">Bracing System: FST2M - Forward Shifted, Scalloped X</text:p>
      <text:p text:style-name="P15">Bridge: Bi-Level Rosewood</text:p>
      <text:p text:style-name="P15">Fingerboard: Rosewood</text:p>
      <text:p text:style-name="P15">Headstock Plate: Rosewood</text:p>
      <text:p text:style-name="P15">Nut &amp; Saddle: Real Bone</text:p>
      <text:p text:style-name="P15">Tuner: Chrome Die Cast</text:p>
      <text:p text:style-name="P15">Binding: Black ABS</text:p>
      <text:p text:style-name="P16">Strings: D’Addario EXP</text:p>
      <text:p text:style-name="P12"><text:soft-page-break/></text:p>
      <text:p text:style-name="P12">Alvarez AD70SB Akustinė gitara</text:p>
      <text:p text:style-name="P12">412.71 Eur.</text:p>
      <text:h text:style-name="P10" text:outline-level="3">Prekės aprašymas</text:h>
      <text:p text:style-name="P7">Series: Alvarez Artist</text:p>
      <text:p text:style-name="P15">Top Wood: Solid A+ Sitka Spruce</text:p>
      <text:p text:style-name="P15">Back &amp; Sides Wood: Rosewood</text:p>
      <text:p text:style-name="P15">Shape: Dreadnought</text:p>
      <text:p text:style-name="P15">Neck: Mahogany</text:p>
      <text:p text:style-name="P15">Bracing System: FST2M - Forward Shifted, Scalloped X</text:p>
      <text:p text:style-name="P15">Bridge: Bi-Level Rosewood</text:p>
      <text:p text:style-name="P15">Fingerboard: Rosewood</text:p>
      <text:p text:style-name="P15">Headstock Plate: Rosewood</text:p>
      <text:p text:style-name="P15">Nut &amp; Saddle: Real Bone</text:p>
      <text:p text:style-name="P15">Tuner: Premium Die Cast</text:p>
      <text:p text:style-name="P15">Binding: Ivory ABS</text:p>
      <text:p text:style-name="P16">Strings: D’Addario EXP</text:p>
      <text:p text:style-name="P12"/>
      <text:p text:style-name="P11"/>
      <text:p text:style-name="P11"/>
      <text:p text:style-name="P11"/>
      <text:p text:style-name="P11"/>
      <text:h text:style-name="P14" text:outline-level="1"/>
      <text:p text:style-name="P6">Alvarez MDA66SHB akustinė gitara</text:p>
      <text:p text:style-name="P6">589.00 Eur.</text:p>
      <text:h text:style-name="P5" text:outline-level="3">Prekės aprašymas</text:h>
      <text:p text:style-name="P7">Series: Alvarez Masterworks</text:p>
      <text:p text:style-name="P15">Top Wood: Solid African Mahogany</text:p>
      <text:p text:style-name="P15">Back &amp; Sides Wood: Solid African Mahogany</text:p>
      <text:p text:style-name="P15">Shape: Dreadnought</text:p>
      <text:p text:style-name="P15">Neck: One piece mahogany, 50/50 Semi gloss finish</text:p>
      <text:p text:style-name="P15">Bracing System: FST2M - Forward Shifted, Scalloped X</text:p>
      <text:p text:style-name="P15">Bridge: Bi-Level Rosewood</text:p>
      <text:p text:style-name="P15">Inlays: Paua Abalone &amp; Mother of Pearl</text:p>
      <text:p text:style-name="P15">Purfling <text:s text:c="7"/>1.5mm Paua Abalone</text:p>
      <text:p text:style-name="P15">Fingerboard <text:s text:c="4"/>Rosewood with 12th Abalone Fret Inlay</text:p>
      <text:p text:style-name="P15">Headstock Plate: Rosewood</text:p>
      <text:p text:style-name="P15">Nut &amp; Saddle: Real Bone</text:p>
      <text:p text:style-name="P15">Tuner: Premium Die Cast Gold w/Ebony Buttons</text:p>
      <text:p text:style-name="P15">Binding Acacia</text:p>
      <text:p text:style-name="P15">Bridge Pins: Ebony</text:p>
      <text:p text:style-name="P15">Strings: D’Addario EXP</text:p>
      <text:p text:style-name="P16">Accessory: Alvarez Hardshell Wood Case</text:p>
      <text:p text:style-name="P6"/>
      <text:p text:style-name="P6"><text:soft-page-break/></text:p>
      <text:p text:style-name="P6">Epiphone Hummingbird Artist Ebony akustinė gitara</text:p>
      <text:p text:style-name="P6"/>
      <text:p text:style-name="P6">199.00 Eur.</text:p>
      <text:h text:style-name="P5" text:outline-level="3">Prekės aprašymas</text:h>
      <text:p text:style-name="P7">Epiphone Hummingbird Artist Ebony acoustic</text:p>
      <text:p text:style-name="P15">Body Shape <text:s text:c="5"/>Dreadnought</text:p>
      <text:p text:style-name="P15">Body Style <text:s text:c="5"/>No Cutaway</text:p>
      <text:p text:style-name="P15">Left-/Right-handed <text:s text:c="5"/>Right-handed</text:p>
      <text:p text:style-name="P15">Color <text:s text:c="2"/>Faded Cherry Sunburst</text:p>
      <text:p text:style-name="P15">Finish <text:s/>Nitrocellulose Lacquer</text:p>
      <text:p text:style-name="P15">Top Wood <text:s text:c="7"/>Spruce</text:p>
      <text:p text:style-name="P15">Back &amp; Sides Wood <text:s text:c="6"/>Mahogany</text:p>
      <text:p text:style-name="P15">Body Bracing <text:s text:c="3"/>X-Braced</text:p>
      <text:p text:style-name="P15">Neck Wood <text:s text:c="6"/>Mahogany</text:p>
      <text:p text:style-name="P15">Fingerboard Material <text:s text:c="3"/>Rosewood, 12" radius</text:p>
      <text:p text:style-name="P15">Fingerboard Inlay <text:s text:c="6"/>Pearloid parallelograms</text:p>
      <text:p text:style-name="P15">Binding White 1-ply (fretboard), White/black 5-ply (body), White 1-ply (back)</text:p>
      <text:p text:style-name="P15">Neck Shape <text:s text:c="5"/>SlimTaper "D" profile</text:p>
      <text:p text:style-name="P15">Number of Frets 20, medium</text:p>
      <text:p text:style-name="P15">Scale Length <text:s text:c="3"/>25.5"</text:p>
      <text:p text:style-name="P15">Tuning Machines Grover 14:1</text:p>
      <text:p text:style-name="P15">Bridge Material Rosewood</text:p>
      <text:p text:style-name="P15">Nut/Saddle Material <text:s text:c="4"/>Imitation bone</text:p>
      <text:p text:style-name="P15">Nut Width <text:s text:c="6"/>1.68"</text:p>
      <text:p text:style-name="P16">Electronics <text:s text:c="4"/>Shadow ePerformer preamp</text:p>
      <text:p text:style-name="P6"/>
      <text:p text:style-name="P6"/>
      <text:p text:style-name="P6"/>
      <text:p text:style-name="P6">Epiphone Hummingbird Pro Faded Cherry Burst elektro-acoustic</text:p>
      <text:p text:style-name="P6"/>
      <text:p text:style-name="P6">589.00 Eur.</text:p>
      <text:p text:style-name="P6"/>
      <text:h text:style-name="P5" text:outline-level="3">Prekės aprašymas</text:h>
      <text:p text:style-name="P7">Epiphone Hummingbird Pro Faded Cherry Burst elektro acoustic guitar </text:p>
      <text:p text:style-name="P15">Body Shape <text:s text:c="5"/>Dreadnought</text:p>
      <text:p text:style-name="P15">Body Style <text:s text:c="5"/>No Cutaway</text:p>
      <text:p text:style-name="P15">Left-/Right-handed <text:s text:c="5"/>Right-handed</text:p>
      <text:p text:style-name="P15">Color <text:s text:c="2"/>Faded Cherry Sunburst</text:p>
      <text:p text:style-name="P15">Finish <text:s/>Nitrocellulose Lacquer</text:p>
      <text:p text:style-name="P15">Top Wood <text:s text:c="7"/>Spruce</text:p>
      <text:p text:style-name="P15">Back &amp; Sides Wood <text:s text:c="6"/>Mahogany</text:p>
      <text:p text:style-name="P15">Body Bracing <text:s text:c="3"/>X-Braced</text:p>
      <text:p text:style-name="P15">Neck Wood <text:s text:c="6"/>Mahogany</text:p>
      <text:p text:style-name="P15">Fingerboard Material <text:s text:c="3"/>Rosewood, 12" radius</text:p>
      <text:p text:style-name="P15">Fingerboard Inlay <text:s text:c="6"/>Pearloid parallelograms</text:p>
      <text:p text:style-name="P15">Binding White 1-ply (fretboard), White/black 5-ply (body), White 1-ply (back)</text:p>
      <text:p text:style-name="P15">Neck Shape <text:s text:c="5"/>SlimTaper "D" profile</text:p>
      <text:p text:style-name="P15">Number of Frets 20, medium</text:p>
      <text:p text:style-name="P15">Scale Length <text:s text:c="3"/>25.5"</text:p>
      <text:p text:style-name="P15"><text:soft-page-break/>Tuning Machines Grover 14:1</text:p>
      <text:p text:style-name="P15">Bridge Material Rosewood</text:p>
      <text:p text:style-name="P15">Nut/Saddle Material <text:s text:c="4"/>Imitation bone</text:p>
      <text:p text:style-name="P15">Nut Width <text:s text:c="6"/>1.68"</text:p>
      <text:p text:style-name="P16">Electronics <text:s text:c="4"/>Shadow ePerformer preamp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pple-system" svg:font-family="apple-system, BlinkMacSystemFont, 'Segoe UI', Roboto, 'Helvetica Neue', Arial, sans-serif"/>
    <style:font-face style:name="apple-system1" svg:font-family="apple-system, BlinkMacSystemFont, quot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4S</meta:editing-duration>
    <meta:editing-cycles>4</meta:editing-cycles>
    <meta:generator>OpenOffice/4.1.6$Win32 OpenOffice.org_project/416m1$Build-9790</meta:generator>
    <dc:date>2019-10-14T22:15:49.44</dc:date>
    <meta:document-statistic meta:table-count="0" meta:image-count="2" meta:object-count="0" meta:page-count="4" meta:paragraph-count="103" meta:word-count="408" meta:character-count="3002"/>
    <meta:user-defined meta:name="Info 1"/>
    <meta:user-defined meta:name="Info 2"/>
    <meta:user-defined meta:name="Info 3"/>
    <meta:user-defined meta:name="Info 4"/>
  </office:meta>
</office:document-meta>
</file>